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30.889cm" svg:height="17.374cm" svg:x="8.306cm" svg:y="0.073cm">
            <draw:object draw:notify-on-update-of-ranges="Feuille1.A1:Feuille1.A1 Feuille1.A2:Feuille1.A7 Feuille1.B1:Feuille1.B1 Feuille1.B2:Feuille1.B7 Feuille1.A1:Feuille1.A1 Feuille1.A2:Feuille1.A7 Feuille1.C1:Feuille1.C1 Feuille1.C2:Feuille1.C7 Feuille1.A1:Feuille1.A1 Feuille1.A2:Feuille1.A7 Feuille1.D1:Feuille1.D1 Feuille1.D2:Feuille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6T10:29:33.792000000</meta:creation-date>
    <dc:date>2024-10-26T10:44:34.276000000</dc:date>
    <meta:editing-duration>PT4M50S</meta:editing-duration>
    <meta:editing-cycles>1</meta:editing-cycles>
    <meta:document-statistic meta:table-count="1" meta:cell-count="27" meta:object-count="1"/>
    <meta:generator>LibreOffice/7.1.4.2$Windows_X86_64 LibreOffice_project/a529a4fab45b75fefc5b6226684193eb000654f6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0000"/>
    </style:style>
    <style:style style:name="ch9" style:family="chart">
      <style:chart-properties loext:regression-y-name="R(x)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81d41a"/>
    </style:style>
    <style:style style:name="ch12" style:family="chart">
      <style:chart-properties loext:regression-y-name="G(x)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5308d" draw:fill-color="#55308d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55308d"/>
    </style:style>
    <style:style style:name="ch15" style:family="chart">
      <style:chart-properties loext:regression-y-name="B(x)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89cm" svg:height="17.375cm" xlink:href=".." xlink:type="simple" chart:class="chart:scatter" chart:style-name="ch1">
        <chart:legend chart:legend-position="end" svg:x="27.429cm" svg:y="7.143cm" style:legend-expansion="high" chart:style-name="ch2"/>
        <chart:plot-area chart:style-name="ch3" table:cell-range-address="Feuille1.A1:Feuille1.D7" chart:data-source-has-labels="row" svg:x="0.617cm" svg:y="0.347cm" svg:width="26.195cm" svg:height="16.681cm">
          <chart:coordinate-region svg:x="1.424cm" svg:y="0.547cm" svg:width="25.201cm" svg:height="15.8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7" chart:label-cell-address="Feuille1.B1:Feuille1.B1" chart:class="chart:scatter">
            <chart:domain table:cell-range-address="Feuille1.A2:Feuille1.A7"/>
            <chart:regression-curve chart:style-name="ch8">
              <chart:equation chart:display-equation="true" chart:display-r-square="false" chart:style-name="ch9"/>
            </chart:regression-curve>
            <chart:data-point chart:repeated="6"/>
          </chart:series>
          <chart:series chart:style-name="ch10" chart:values-cell-range-address="Feuille1.C2:Feuille1.C7" chart:label-cell-address="Feuille1.C1:Feuille1.C1" chart:class="chart:scatter">
            <chart:regression-curve chart:style-name="ch11">
              <chart:equation chart:display-equation="true" chart:display-r-square="false" svg:x="0.394cm" svg:y="1.937cm" chart:style-name="ch12"/>
            </chart:regression-curve>
            <chart:data-point chart:repeated="6"/>
          </chart:series>
          <chart:series chart:style-name="ch13" chart:values-cell-range-address="Feuille1.D2:Feuille1.D7" chart:label-cell-address="Feuille1.D1:Feuille1.D1" chart:class="chart:scatter">
            <chart:regression-curve chart:style-name="ch14">
              <chart:equation chart:display-equation="true" chart:display-r-square="false" svg:x="0.087cm" svg:y="3.862cm" chart:style-name="ch15"/>
            </chart:regression-curve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</text:p>
                <draw:g>
                  <svg:desc>Feuille1.B1:Feuille1.B1</svg:desc>
                </draw:g>
              </table:table-cell>
              <table:table-cell office:value-type="string">
                <text:p>G</text:p>
                <draw:g>
                  <svg:desc>Feuille1.C1:Feuille1.C1</svg:desc>
                </draw:g>
              </table:table-cell>
              <table:table-cell office:value-type="string">
                <text:p>B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7</svg:desc>
                </draw:g>
              </table:table-cell>
              <table:table-cell office:value-type="float" office:value="255">
                <text:p>255</text:p>
                <draw:g>
                  <svg:desc>Feuille1.B2:Feuille1.B7</svg:desc>
                </draw:g>
              </table:table-cell>
              <table:table-cell office:value-type="float" office:value="0">
                <text:p>0</text:p>
                <draw:g>
                  <svg:desc>Feuille1.C2:Feuille1.C7</svg:desc>
                </draw:g>
              </table:table-cell>
              <table:table-cell office:value-type="float" office:value="0">
                <text:p>0</text:p>
                <draw:g>
                  <svg:desc>Feuille1.D2:Feuille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7">
                <text:p>237</text:p>
              </table:table-cell>
              <table:table-cell office:value-type="float" office:value="127">
                <text:p>1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